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D</text:p>
      <text:p text:style-name="Standard">SG1</text:p>
      <text:p text:style-name="Standard"/>
      <text:p text:style-name="Standard">SP.1.1</text:p>
      <text:p text:style-name="Standard">Interne Stakeholder: </text:p>
      <text:p text:style-name="Standard">Geschäftsführung(darf alles sehen),</text:p>
      <text:p text:style-name="Standard">Vertrieb(), Produktion, Entwicklungsabteilung(Soft-/Hardware), Marketing</text:p>
      <text:p text:style-name="Standard">Externe Stakeholder:</text:p>
      <text:p text:style-name="Standard">Hard-/Softwarelieferant(Datev)</text:p>
      <text:p text:style-name="Standard"/>
      <text:p text:style-name="Standard">SSAD</text:p>
      <text:p text:style-name="Standard">SP 1.1</text:p>
      <text:p text:style-name="Standard">DMS-Anbieter (z.B. Alfresco, BSCW, dotiga, Fabasoft Folie, IBM FileNet, ..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20S</meta:editing-duration>
    <meta:editing-cycles>6</meta:editing-cycles>
    <meta:generator>OpenOffice/4.1.3$Win32 OpenOffice.org_project/413m1$Build-9783</meta:generator>
    <dc:date>2017-11-07T15:23:18.68</dc:date>
    <dc:creator>Daniel Duckstein</dc:creator>
    <meta:document-statistic meta:table-count="0" meta:image-count="0" meta:object-count="0" meta:page-count="1" meta:paragraph-count="11" meta:word-count="28" meta:character-count="276"/>
    <meta:user-defined meta:name="Info 1"/>
    <meta:user-defined meta:name="Info 2"/>
    <meta:user-defined meta:name="Info 3"/>
    <meta:user-defined meta:name="Info 4"/>
  </office:meta>
</office:document-meta>
</file>